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09da68" officeooo:paragraph-rsid="0009da68" style:font-size-asian="14pt" style:font-weight-asian="bold" style:font-size-complex="16pt" style:font-weight-complex="bold"/>
    </style:style>
    <style:style style:name="P2" style:family="paragraph" style:parent-style-name="Standard">
      <style:text-properties fo:font-size="13pt" fo:font-weight="normal" officeooo:rsid="0009da68" officeooo:paragraph-rsid="0009da68" style:font-size-asian="11.3500003814697pt" style:font-weight-asian="normal" style:font-size-complex="13pt" style:font-weight-complex="normal"/>
    </style:style>
    <style:style style:name="T1" style:family="text">
      <style:text-properties officeooo:rsid="000ab4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text:p>
      <text:p text:style-name="P1"/>
      <text:p text:style-name="P1"/>
      <text:p text:style-name="P2">The project focuses on enhancing the open edx html component. Current html component does not allow a fully fledged html, css and javascript content to be added in course. Also the html editor of the current component is not very user friendly and lacks some fundamental functionalities such as code indentation, code folding etc. Our first approaach was to modify openedx system itself and thus changing the html editor for all users. Lateron we decided to move to devloping an xblock for this and hence making it optional. <text:span text:style-name="T1">We also added extra features to enahance the functionality of xblock. These extra features include live previewing the html content along with edi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6:26:36.093380907</meta:creation-date>
    <dc:date>2018-06-28T16:34:59.448580131</dc:date>
    <meta:editing-duration>PT8M23S</meta:editing-duration>
    <meta:editing-cycles>2</meta:editing-cycles>
    <meta:generator>LibreOffice/6.0.3.2$Linux_X86_64 LibreOffice_project/00m0$Build-2</meta:generator>
    <meta:document-statistic meta:table-count="0" meta:image-count="0" meta:object-count="0" meta:page-count="1" meta:paragraph-count="2" meta:word-count="113" meta:character-count="685" meta:non-whitespace-character-count="574"/>
  </office:meta>
</office:document-meta>
</file>